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11355" calcext:value-type="float">
            <text:p>0,011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1698325" calcext:value-type="float">
            <text:p>0,01698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2791" calcext:value-type="float">
            <text:p>0,02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050605" calcext:value-type="float">
            <text:p>0,050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3985425" calcext:value-type="float">
            <text:p>0,03985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04487" calcext:value-type="float">
            <text:p>0,04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0.05832225" calcext:value-type="float">
            <text:p>0,05832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0.08259475" calcext:value-type="float">
            <text:p>0,08259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570885" calcext:value-type="float">
            <text:p>0,0570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06362975" calcext:value-type="float">
            <text:p>0,06362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0.077216" calcext:value-type="float">
            <text:p>0,077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0.10680575" calcext:value-type="float">
            <text:p>0,10680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11255325" calcext:value-type="float">
            <text:p>0,11255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1223735" calcext:value-type="float">
            <text:p>0,12237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13481425" calcext:value-type="float">
            <text:p>0,13481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0.1790615" calcext:value-type="float">
            <text:p>0,1790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0.1542885" calcext:value-type="float">
            <text:p>0,1542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0.16078225" calcext:value-type="float">
            <text:p>0,16078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0.173288" calcext:value-type="float">
            <text:p>0,173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0.24281025" calcext:value-type="float">
            <text:p>0,24281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2522775" calcext:value-type="float">
            <text:p>0,2522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26111275" calcext:value-type="float">
            <text:p>0,26111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0.275441" calcext:value-type="float">
            <text:p>0,275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0.36736175" calcext:value-type="float">
            <text:p>0,36736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5:22:15.505584012</meta:creation-date>
    <dc:date>2021-03-17T15:23:55.568741032</dc:date>
    <meta:editing-duration>PT1M40S</meta:editing-duration>
    <meta:editing-cycles>1</meta:editing-cycles>
    <meta:document-statistic meta:table-count="1" meta:cell-count="120" meta:object-count="0"/>
    <meta:generator>LibreOffice/6.4.6.2$Linux_X86_64 LibreOffice_project/40$Build-2</meta:generator>
  </office:meta>
</office:document-meta>
</file>